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" style:family="paragraph" style:parent-style-name="Titulo" style:master-page-name="Standard">
      <style:paragraph-properties style:page-number="auto"/>
      <style:text-properties fo:language="en" fo:country="US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5" style:family="paragraph" style:parent-style-name="Contents_20_Heading">
      <style:text-properties fo:language="en" fo:country="US"/>
    </style:style>
    <style:style style:name="P6" style:family="paragraph" style:parent-style-name="Footer">
      <style:text-properties fo:language="en" fo:country="US"/>
    </style:style>
    <style:style style:name="P7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8" style:family="paragraph" style:parent-style-name="Header">
      <style:text-properties fo:language="en" fo:country="US"/>
    </style:style>
    <style:style style:name="P9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Notas_20_Informativas">
      <style:text-properties fo:language="en" fo:country="US"/>
    </style:style>
    <style:style style:name="P12" style:family="paragraph" style:parent-style-name="Standard">
      <style:paragraph-properties fo:text-align="end" style:justify-single-word="false"/>
      <style:text-properties fo:color="#eeeeee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text-transform="uppercase" fo:color="#336633" style:font-name="Calibri1" fo:font-size="24pt" fo:language="en" fo:country="US" fo:font-weight="bold" style:font-size-asian="24pt" style:font-weight-asian="bold" style:font-size-complex="24pt" style:font-weight-complex="bold"/>
    </style:style>
    <style:style style:name="P15" style:family="paragraph" style:parent-style-name="Standard">
      <style:text-properties fo:color="#336633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6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17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8" style:family="paragraph" style:parent-style-name="Standard" style:master-page-name="First_20_Page">
      <style:paragraph-properties style:page-number="auto"/>
      <style:text-properties fo:language="en" fo:country="US"/>
    </style:style>
    <style:style style:name="P1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20" style:family="paragraph" style:parent-style-name="Standard" style:master-page-name="Index">
      <style:paragraph-properties style:page-number="auto"/>
      <style:text-properties fo:language="en" fo:country="US"/>
    </style:style>
    <style:style style:name="P2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2" style:family="paragraph" style:parent-style-name="Text_20_body">
      <style:text-properties fo:color="#336633" fo:font-size="14pt" fo:language="en" fo:country="US" style:font-size-asian="14pt" style:font-size-complex="14pt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 style:list-style-name="L1">
      <style:text-properties fo:language="en" fo:country="US"/>
    </style:style>
    <style:style style:name="P25" style:family="paragraph" style:parent-style-name="Text_20_body" style:list-style-name="L2">
      <style:text-properties fo:language="en" fo:country="US"/>
    </style:style>
    <style:style style:name="P26" style:family="paragraph" style:parent-style-name="Text_20_body" style:list-style-name="L3">
      <style:text-properties fo:language="en" fo:country="US"/>
    </style:style>
    <style:style style:name="P27" style:family="paragraph" style:parent-style-name="Text_20_body" style:list-style-name="L4">
      <style:text-properties fo:language="en" fo:country="US"/>
    </style:style>
    <style:style style:name="P28" style:family="paragraph" style:parent-style-name="Text_20_body" style:list-style-name="L2">
      <style:paragraph-properties fo:margin-top="0.101cm" fo:margin-bottom="0.21cm" loext:contextual-spacing="false"/>
      <style:text-properties fo:language="en" fo:country="US"/>
    </style:style>
    <style:style style:name="P2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fo:language="en" fo:country="US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fo:language="en" fo:country="US" style:font-size-asian="12pt" style:font-size-complex="12pt"/>
    </style:style>
    <style:style style:name="T11" style:family="text">
      <style:text-properties officeooo:rsid="001df86b"/>
    </style:style>
    <style:style style:name="T12" style:family="text">
      <style:text-properties officeooo:rsid="001e4e5b"/>
    </style:style>
    <style:style style:name="T13" style:family="text">
      <style:text-properties officeooo:rsid="001ea3e8"/>
    </style:style>
    <style:style style:name="T14" style:family="text">
      <style:text-properties officeooo:rsid="0020b54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18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13"/>
      <text:p text:style-name="P13"/>
      <text:p text:style-name="P13"/>
      <text:p text:style-name="P14">Unit <text:span text:style-name="T11">0</text:span>9.<text:user-field-get text:name="Tema">Disk Image</text:user-field-get></text:p>
      <text:p text:style-name="P15">Study guid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Alfredo Oltra / Sergio García</text:p>
      <text:p text:style-name="P2"><text:span text:style-name="T6"><text:s/></text:span><text:a xlink:type="simple" xlink:href="mailto:mail@ceedcv.e" text:style-name="Internet_20_link" text:visited-style-name="Visited_20_Internet_20_Link"><text:span text:style-name="T10">alfredo.oltra</text:span></text:a><text:a xlink:type="simple" xlink:href="mailto:mail@ceedcv.e" text:style-name="Internet_20_link" text:visited-style-name="Visited_20_Internet_20_Link"><text:span text:style-name="T10">@ceedcv.e</text:span></text:a><text:span text:style-name="T8">s</text:span></text:p>
      <text:p text:style-name="P30">201<text:span text:style-name="T14">9</text:span>/20<text:span text:style-name="T14">20</text:span></text:p>
      <text:p text:style-name="P19"><text:tab/><text:tab/><text:tab/><text:tab/><text:tab/><text:tab/><text:tab/><text:tab/><text:tab/><text:tab/>Versión:<text:date style:data-style-name="N104" text:date-value="2019-09-27T11:50:23.648626310">190927</text:date>.<text:time style:data-style-name="N105" text:time-value="2019-09-27T11:50:23.648807359">1150</text:time></text:p>
      <text:p text:style-name="P16"/>
      <text:p text:style-name="P13"/>
      <text:p text:style-name="P13"/>
      <text:p text:style-name="P13"/>
      <text:p text:style-name="P20"/>
      <text:p text:style-name="P22">Licencia</text:p>
      <text:p text:style-name="P13"/>
      <text:p text:style-name="P2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7"/>
      <text:p text:style-name="P17"><text:s/></text:p>
      <text:p text:style-name="P22">Nomenclatura</text:p>
      <text:p text:style-name="P1"/>
      <text:p text:style-name="P1">A lo largo de este tema se utilizarán distintos símbolos para distinguir elementos importantes dentro del contenido. Estos símbolos son:</text:p>
      <text:p text:style-name="P1"/>
      <text:p text:style-name="P11"><text:span text:style-name="T3"> </text:span>Importante</text:p>
      <text:p text:style-name="P31"/>
      <text:p text:style-name="P11"><text:span text:style-name="T3"> </text:span>Atención</text:p>
      <text:p text:style-name="P31"/>
      <text:p text:style-name="P11"><text:span text:style-name="T3"></text:span> <text:s/>Interesante</text:p>
      <text:h text:style-name="P10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5">Índice de contenido</text:p>
          </text:index-title>
          <text:p text:style-name="P4">1. Data<text:tab/>4</text:p>
          <text:p text:style-name="P4">2. Previous knowledge<text:tab/>4</text:p>
          <text:p text:style-name="P4">3. Objectives<text:tab/>4</text:p>
          <text:p text:style-name="P4">4. Contents<text:tab/>4</text:p>
          <text:p text:style-name="P4">5. Activities<text:tab/>4</text:p>
          <text:p text:style-name="P4">6. Recommendations<text:tab/>5</text:p>
        </text:index-body>
      </text:table-of-content>
      <text:p text:style-name="P13"/>
      <text:p text:style-name="P3">UD0<text:user-field-get text:name="NumeroTema">9</text:user-field-get>. <text:user-field-get text:name="Tema">Disk Image</text:user-field-get></text:p>
      <text:h text:style-name="P10" text:outline-level="1">Data</text:h>
      <text:p text:style-name="P1">From <text:span text:style-name="T13">27</text:span>/0<text:span text:style-name="T13">1</text:span>/20<text:span text:style-name="T14">20</text:span> to <text:span text:style-name="T13">02</text:span>/02/20<text:span text:style-name="T14">20</text:span>. The length of the unit is 1 week (8 hours).</text:p>
      <text:h text:style-name="P10" text:outline-level="1">Previous knowledge</text:h>
      <text:list xml:id="list2993574854" text:style-name="L1">
        <text:list-item>
          <text:p text:style-name="P24">Unit 2. Computer functional elements</text:p>
        </text:list-item>
        <text:list-item>
          <text:p text:style-name="P24">Unit 3. Hardware Components</text:p>
        </text:list-item>
      </text:list>
      <text:h text:style-name="P10" text:outline-level="1">Objectives</text:h>
      <text:list xml:id="list2205623701" text:style-name="L2">
        <text:list-item>
          <text:p text:style-name="P25">To learn what is a image disk.</text:p>
        </text:list-item>
        <text:list-item>
          <text:p text:style-name="P25">To learn different programs to create image.</text:p>
        </text:list-item>
        <text:list-item>
          <text:p text:style-name="P25">To learn what is DRBL.</text:p>
        </text:list-item>
        <text:list-item>
          <text:p text:style-name="P25">To learn the difference among broadcast, unicast and multicast.</text:p>
        </text:list-item>
        <text:list-item>
          <text:p text:style-name="P28">To learn how to create an image.</text:p>
        </text:list-item>
        <text:list-item>
          <text:p text:style-name="P28">To learn how to restore an image.</text:p>
        </text:list-item>
      </text:list>
      <text:h text:style-name="P10" text:outline-level="1">Contents</text:h>
      <text:list xml:id="list71797266" text:style-name="L3">
        <text:list-item>
          <text:p text:style-name="P26">Disk Images</text:p>
        </text:list-item>
        <text:list-item>
          <text:p text:style-name="P26">Programs to make/restore images</text:p>
        </text:list-item>
        <text:list-item>
          <text:p text:style-name="P26">DRBL</text:p>
        </text:list-item>
        <text:list-item>
          <text:p text:style-name="P26">Creating image</text:p>
        </text:list-item>
        <text:list-item>
          <text:p text:style-name="P26">Restoring image</text:p>
        </text:list-item>
      </text:list>
      <text:h text:style-name="P10" text:outline-level="1">Activities</text:h>
      <text:p text:style-name="P1">The main activity is to create and restore and image</text:p>
      <text:h text:style-name="P10" text:outline-level="1">Recommendations</text:h>
      <text:p text:style-name="P1">This is a short and simple unit. Besides is a practical unit, so the most important think is to create an image and restore it in other computer.</text:p>
      <text:p text:style-name="P1">It is very important:</text:p>
      <text:list xml:id="list2133492445" text:style-name="L4">
        <text:list-item>
          <text:p text:style-name="P27">To understand why the creation of images is not a backup </text:p>
        </text:list-item>
        <text:list-item>
          <text:p text:style-name="P27">To know the different types of communication (unicast, broadast, <text:soft-page-break/>multicast), </text:p>
        </text:list-item>
        <text:list-item>
          <text:p text:style-name="P27">To know that it is possible to create images of partitions and full disks. </text:p>
        </text:list-item>
        <text:list-item>
          <text:p text:style-name="P27">To understand the way in which Linux calls devic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1DT14H10M45S</meta:editing-duration>
    <meta:editing-cycles>26</meta:editing-cycles>
    <meta:generator>LibreOffice/6.3.1.2$Linux_X86_64 LibreOffice_project/30$Build-2</meta:generator>
    <dc:title>Plantilla CEED</dc:title>
    <dc:date>2019-09-27T11:50:23.529627005</dc:date>
    <meta:document-statistic meta:table-count="0" meta:image-count="1" meta:object-count="0" meta:page-count="4" meta:paragraph-count="54" meta:word-count="318" meta:character-count="1848" meta:non-whitespace-character-count="1584"/>
    <meta:template xlink:type="simple" xlink:actuate="onRequest" xlink:title="Plantilla CEED" xlink:href="../../.config/libreoffice/4/user/template/Plantilla%20CEED.ott" meta:date="2016-09-15T13:17:11.020000000"/>
  </office:meta>
</office:document-meta>
</file>